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15b" officeooo:paragraph-rsid="00011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logo{</text:p>
      <text:p text:style-name="P1"><text:s/>display: flex;</text:p>
      <text:p text:style-name="P1"><text:s/>flex-direction: column;</text:p>
      <text:p text:style-name="P1"><text:s/>position: absolute;</text:p>
      <text:p text:style-name="P1"><text:s/>padding: 200px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6:13:23.715468717</meta:creation-date>
    <dc:date>2018-01-13T16:13:44.843448942</dc:date>
    <meta:editing-duration>PT23S</meta:editing-duration>
    <meta:editing-cycles>1</meta:editing-cycles>
    <meta:document-statistic meta:table-count="0" meta:image-count="0" meta:object-count="0" meta:page-count="1" meta:paragraph-count="6" meta:word-count="10" meta:character-count="82" meta:non-whitespace-character-count="74"/>
    <meta:generator>LibreOffice/5.1.6.2$Linux_X86_64 LibreOffice_project/10m0$Build-2</meta:generator>
  </office:meta>
</office:document-meta>
</file>